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Body</text:p>
          </table:table-cell>
          <table:table-cell office:value-type="string">
            <text:p>BodyE</text:p>
          </table:table-cell>
        </table:table-row>
        <table:table-row table:style-name="ro1">
          <table:table-cell/>
          <table:table-cell office:value-type="string">
            <text:p>BodyL</text:p>
          </table:table-cell>
        </table:table-row>
        <table:table-row table:style-name="ro1">
          <table:table-cell office:value-type="string">
            <text:p>BodyLrgCaps</text:p>
          </table:table-cell>
          <table:table-cell office:value-type="string">
            <text:p>BodyCap</text:p>
          </table:table-cell>
        </table:table-row>
        <table:table-row table:style-name="ro1">
          <table:table-cell office:value-type="string">
            <text:p>BodySm</text:p>
          </table:table-cell>
          <table:table-cell office:value-type="string">
            <text:p>BodyESm</text:p>
          </table:table-cell>
        </table:table-row>
        <table:table-row table:style-name="ro1">
          <table:table-cell/>
          <table:table-cell office:value-type="string">
            <text:p>BodyLSm</text:p>
          </table:table-cell>
        </table:table-row>
        <table:table-row table:style-name="ro1">
          <table:table-cell office:value-type="string">
            <text:p>DropCap</text:p>
          </table:table-cell>
          <table:table-cell office:value-type="string">
            <text:p>BodyEDrop</text:p>
          </table:table-cell>
        </table:table-row>
        <table:table-row table:style-name="ro1">
          <table:table-cell/>
          <table:table-cell office:value-type="string">
            <text:p>BodyLDrop</text:p>
          </table:table-cell>
        </table:table-row>
        <table:table-row table:style-name="ro1">
          <table:table-cell office:value-type="string">
            <text:p>Indent</text:p>
          </table:table-cell>
          <table:table-cell office:value-type="string">
            <text:p>BodyEIndent</text:p>
          </table:table-cell>
        </table:table-row>
        <table:table-row table:style-name="ro1">
          <table:table-cell/>
          <table:table-cell office:value-type="string">
            <text:p>BodyLInd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VolumeHead</text:p>
          </table:table-cell>
          <table:table-cell office:value-type="string">
            <text:p>HeadVol</text:p>
          </table:table-cell>
        </table:table-row>
        <table:table-row table:style-name="ro1">
          <table:table-cell office:value-type="string">
            <text:p>MajorHead</text:p>
          </table:table-cell>
          <table:table-cell office:value-type="string">
            <text:p>Head1</text:p>
          </table:table-cell>
        </table:table-row>
        <table:table-row table:style-name="ro1">
          <table:table-cell office:value-type="string">
            <text:p>MajorHeadNI</text:p>
          </table:table-cell>
          <table:table-cell office:value-type="string">
            <text:p>Head1NI</text:p>
          </table:table-cell>
        </table:table-row>
        <table:table-row table:style-name="ro1">
          <table:table-cell office:value-type="string">
            <text:p>MinorHead</text:p>
          </table:table-cell>
          <table:table-cell office:value-type="string">
            <text:p>Head2</text:p>
          </table:table-cell>
        </table:table-row>
        <table:table-row table:style-name="ro1">
          <table:table-cell office:value-type="string">
            <text:p>PsHead</text:p>
          </table:table-cell>
          <table:table-cell office:value-type="string">
            <text:p>Head2Ps</text:p>
          </table:table-cell>
        </table:table-row>
        <table:table-row table:style-name="ro1">
          <table:table-cell office:value-type="string">
            <text:p>CantHead</text:p>
          </table:table-cell>
          <table:table-cell office:value-type="string">
            <text:p>Head2Cant</text:p>
          </table:table-cell>
        </table:table-row>
        <table:table-row table:style-name="ro1">
          <table:table-cell office:value-type="string">
            <text:p>SectHead</text:p>
          </table:table-cell>
          <table:table-cell office:value-type="string">
            <text:p>Head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Hymn</text:p>
          </table:table-cell>
          <table:table-cell office:value-type="string">
            <text:p>HymnL</text:p>
          </table:table-cell>
        </table:table-row>
        <table:table-row table:style-name="ro1">
          <table:table-cell office:value-type="string">
            <text:p>HymnEn</text:p>
          </table:table-cell>
          <table:table-cell office:value-type="string">
            <text:p>HymnE</text:p>
          </table:table-cell>
        </table:table-row>
        <table:table-row table:style-name="ro1">
          <table:table-cell office:value-type="string">
            <text:p>Hymn1</text:p>
          </table:table-cell>
          <table:table-cell office:value-type="string">
            <text:p>HymnL1</text:p>
          </table:table-cell>
        </table:table-row>
        <table:table-row table:style-name="ro1">
          <table:table-cell/>
          <table:table-cell office:value-type="string">
            <text:p>HymnE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Hidden1</text:p>
          </table:table-cell>
          <table:table-cell/>
        </table:table-row>
        <table:table-row table:style-name="ro1">
          <table:table-cell office:value-type="string">
            <text:p>Hidden2</text:p>
          </table:table-cell>
          <table:table-cell/>
        </table:table-row>
        <table:table-row table:style-name="ro1">
          <table:table-cell office:value-type="string">
            <text:p>PageHeader</text:p>
          </table:table-cell>
          <table:table-cell/>
        </table:table-row>
        <table:table-row table:style-name="ro1">
          <table:table-cell office:value-type="string">
            <text:p>Spacer</text:p>
          </table:table-cell>
          <table:table-cell/>
        </table:table-row>
        <table:table-row table:style-name="ro1">
          <table:table-cell office:value-type="string">
            <text:p>Rubric</text:p>
          </table:table-cell>
          <table:table-cell/>
        </table:table-row>
        <table:table-row table:style-name="ro1">
          <table:table-cell office:value-type="string">
            <text:p>RubricH</text:p>
          </table:table-cell>
          <table:table-cell/>
        </table:table-row>
        <table:table-row table:style-name="ro1">
          <table:table-cell office:value-type="string">
            <text:p>RubricHSm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8">07/08/2008</text:date>, <text:time>23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vid Siefker</meta:initial-creator>
    <meta:creation-date>2008-07-08T23:00:45</meta:creation-date>
    <dc:creator>David Siefker</dc:creator>
    <dc:date>2008-07-08T23:21:51</dc:date>
    <meta:editing-cycles>1</meta:editing-cycles>
    <meta:editing-duration>PT5M35S</meta:editing-duration>
    <meta:user-defined meta:name="Info 1"/>
    <meta:user-defined meta:name="Info 2"/>
    <meta:user-defined meta:name="Info 3"/>
    <meta:user-defined meta:name="Info 4"/>
    <meta:document-statistic meta:table-count="3" meta:cell-count="42"/>
  </office:meta>
</office:document-meta>
</file>